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</office:font-face-decls>
  <office:automatic-styles>
    <style:style style:family="text" style:name="T1" style:display-name="T1">
      <style:text-properties style:text-underline-type="single"/>
    </style:style>
    <style:style style:family="text" style:name="T2" style:display-name="T2">
      <style:text-properties fo:color="#000000" style:font-name="Liberation Serif" fo:font-size="12pt" fo:language="de" fo:country="DE" fo:font-weight="normal"/>
    </style:style>
    <style:style style:family="text" style:name="T3" style:display-name="T3">
      <style:text-properties fo:color="#000000" style:font-name="Liberation Serif" fo:font-size="12pt" fo:language="de" fo:country="DE" fo:font-weight="normal" fo:text-transform="none"/>
    </style:style>
    <style:style style:family="paragraph" style:name="P2" style:display-name="P2"/>
    <style:style style:family="paragraph" style:name="P3" style:display-name="P3" style:parent-style-name="Normal"/>
    <style:style style:family="paragraph" style:name="P4" style:display-name="P4" style:parent-style-name="Normal">
      <style:text-properties style:text-underline-type="single"/>
    </style:style>
    <style:style style:family="paragraph" style:name="P5" style:display-name="P5" style:list-style-name="L1">
      <style:paragraph-properties fo:text-indent="0.000000cm" fo:margin-left="0.635000cm" style:writing-mode="lr"/>
      <style:text-properties style:font-name="Liberation Serif" fo:font-size="12pt" fo:language="de" fo:country="DE"/>
    </style:style>
    <style:style style:family="paragraph" style:name="P6" style:display-name="P6">
      <style:paragraph-properties fo:text-indent="0in" fo:margin-left="0in" style:writing-mode="lr"/>
      <style:text-properties style:font-name="Liberation Serif" fo:font-size="12pt" fo:language="de" fo:country="DE"/>
    </style:style>
    <style:style style:family="paragraph" style:name="P1" style:display-name="P1">
      <style:paragraph-properties fo:break-before="page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/>
        <text:p text:style-name="P2"/>
        <text:p text:style-name="P3"><text:span text:style-name="T1">Anbringung der Sensoren:</text:span></text:p>
        <text:p text:style-name="P3">- Linke Körperhälfte</text:p>
        <text:p text:style-name="P3">- Oberschenkel und Unterschenkel Sensor auf Vorderseite</text:p>
        <text:p text:style-name="P3">- Unterarm auf der Oberseite und mittig befestigt</text:p>
        <text:p text:style-name="P3">- Oberarm an der Außenseite und mittig befestigt</text:p>
        <text:p text:style-name="P3">- Kabel jeweils von oben zugeführt</text:p>
        <text:p text:style-name="P3"/>
        <text:p text:style-name="P4">Sensoren Ids:</text:p>
        <text:p text:style-name="P3">Unterarm: <text:tab/><text:tab/>01324180</text:p>
        <text:p text:style-name="P3">Oberarm: <text:tab/><text:tab/>01324185</text:p>
        <text:p text:style-name="P3">Oberschenkel: <text:tab/>01324189</text:p>
        <text:p text:style-name="P3">Unterschenkel: <text:tab/>01324188</text:p>
        <text:p text:style-name="P3">Rücken: <text:tab/><text:tab/><text:span text:style-name="T2">01324181</text:span></text:p>
        <text:p text:style-name="P3"/>
        <text:p text:style-name="P4">Kommandozeilenbefehl:</text:p>
        <text:p text:style-name="P3"/>
        <text:p text:style-name="P3">sudo ./record_tool --xbus -m calibrated -f 60 -o [filename]</text:p>
        <text:p text:style-name="P3"/>
        <text:p text:style-name="P3">Samplefrequenz: 60Hz</text:p>
        <text:p text:style-name="P3">Mode: calibrated</text:p>
        <text:p text:style-name="P3">Namenskonvention: Bewegungsart_P[x]</text:p>
        <text:p text:style-name="P3"/>
        <text:p text:style-name="P4">Messablauf:</text:p>
        <text:p text:style-name="P3">- Bluetooth verbinden (bei Fehler Gerät wieder entfernen und neu verbinden)</text:p>
        <text:p text:style-name="P3">- Messung über Kommandozeile starten und 3 Sekunden warten</text:p>
        <text:p text:style-name="P3">- Linken Arm über den Kopf heben um Start zu signalisieren</text:p>
        <text:p text:style-name="P3">- Messung durchführen</text:p>
        <text:p text:style-name="P3">- Linken Arm erneut heben um Ende der Messung zu signalisieren</text:p>
        <text:p text:style-name="P3">- Strg + d zum beenden des Programms</text:p>
        <text:p text:style-name="P3">- Kommentar in der ini Datei mit zusätzlichen Informationen füllen</text:p>
        <text:p text:style-name="P3">- Daten in Netzlaufwerk hochladen</text:p>
        <text:p text:style-name="P3"/>
        <text:p text:style-name="P4">Versuche:</text:p>
        <text:p text:style-name="P3"/>
        <text:list text:style-name="L1">
          <text:list-item>
            <text:p text:style-name="P5">Gehen</text:p>
          </text:list-item>
          <text:list-item>
            <text:p text:style-name="P5">Rückwärts gehen</text:p>
          </text:list-item>
          <text:list-item>
            <text:p text:style-name="P5">Treppensteigen</text:p>
          </text:list-item>
          <text:list-item>
            <text:p text:style-name="P5">Stehen</text:p>
          </text:list-item>
          <text:list-item>
            <text:p text:style-name="P5">Laufen</text:p>
          </text:list-item>
          <text:list-item>
            <text:p text:style-name="P5"><text:span text:style-name="T3">Hüpfen</text:span></text:p>
          </text:list-item>
          <text:list-item>
            <text:p text:style-name="P5"><text:span text:style-name="T3">Drehen</text:span></text:p>
          </text:list-item>
        </text:list>
        <text:p text:style-name="P6"/>
        <text:p text:style-name="P6"/>
        <text:p text:style-name="P3"/>
        <text:p text:style-name="P3"/>
        <text:p text:style-name="P3"/>
        <text:p text:style-name="P3"/>
        <text:p text:style-name="P1"/>
        <text:p text:style-name="P2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" style:display-name="Bullet Symbols_text_text_text" style:next-style-name="Bullet-Symbols-text-text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6-04-11T12:36:14.999215318</meta:creation-date>
    <dc:date>Wed Apr 20 11:33:23 2016
</dc:date>
  </office:meta>
</office:document-meta>
</file>